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nsolas" fo:font-size="14pt" officeooo:rsid="00017dac" officeooo:paragraph-rsid="00017da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2pt" officeooo:rsid="00017dac" officeooo:paragraph-rsid="00017da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officeooo:rsid="0002bfba" officeooo:paragraph-rsid="0002bf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2pt" officeooo:rsid="0001a0f8" officeooo:paragraph-rsid="00017da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fo:font-weight="bold" officeooo:rsid="00017dac" officeooo:paragraph-rsid="00017da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55df7" officeooo:paragraph-rsid="00055df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16pt" officeooo:rsid="00017dac" officeooo:paragraph-rsid="00017dac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bold" officeooo:rsid="00017dac" officeooo:paragraph-rsid="00017dac" style:font-size-asian="12pt" style:font-weight-asian="bold" style:font-size-complex="12pt" style:font-weight-complex="bold"/>
    </style:style>
    <style:style style:name="T1" style:family="text">
      <style:text-properties officeooo:rsid="00071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sign Goals and Notes for a Lithium-Polymer/Lithium Ion battery pack management system.</text:p>
      <text:p text:style-name="P1"/>
      <text:p text:style-name="P5">Design Requirements:</text:p>
      <text:p text:style-name="P4">1.Step up voltage from Lithium-Polymer battery pack’s +3.7-4.2V to a steady 5V required to power Raspberry Pi.</text:p>
      <text:p text:style-name="P2"/>
      <text:p text:style-name="P3">2.Prevent over charging and over discharging of the connected Lithium Ion/Lithium Polymer battery pack.</text:p>
      <text:p text:style-name="P3"/>
      <text:p text:style-name="P3">3.Incorporate a USB-C or MicroUSB port to charge the attached battery pack or to supply power to Raspberry Pi computer.</text:p>
      <text:p text:style-name="P3"/>
      <text:p text:style-name="P3">4.Switch from battery power to cable-supplied power seamlessly when plugged in. And vice-versa.</text:p>
      <text:p text:style-name="P2"/>
      <text:p text:style-name="P3">5.Charge the attached battery.</text:p>
      <text:p text:style-name="P3"/>
      <text:p text:style-name="P5">Prospective components:</text:p>
      <text:p text:style-name="P6">1. MicroUSB female receptacle</text:p>
      <text:p text:style-name="P6">2. <text:span text:style-name="T1">TX Instruments LM26221 Low Input Voltage, Step-up DC-DC converter</text:span></text:p>
      <text:p text:style-name="P2"/>
      <text:p text:style-name="P5">Resources:</text:p>
      <text:p text:style-name="P5"/>
      <text:p text:style-name="P5"><text:a xlink:type="simple" xlink:href="https://0creativeengineering0.blogspot.com/2019/05/diy-li-ion-cell-charger-using-tp4056.html" text:style-name="Internet_20_link" text:visited-style-name="Visited_20_Internet_20_Link">https://0creativeengineering0.blogspot.com/2019/05/diy-li-ion-cell-charger-using-tp4056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8-08T11:25:37.781000000</dc:date>
    <meta:editing-duration>PT3H12M54S</meta:editing-duration>
    <meta:editing-cycles>6</meta:editing-cycles>
    <meta:document-statistic meta:table-count="0" meta:image-count="0" meta:object-count="0" meta:page-count="1" meta:paragraph-count="12" meta:word-count="100" meta:character-count="788" meta:non-whitespace-character-count="699"/>
  </office:meta>
</office:document-meta>
</file>